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ource Code Pro" svg:font-family="'Source Code Pro'"/>
    <style:font-face style:name="Nimbus Mono" svg:font-family="'Nimbus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2596b" officeooo:paragraph-rsid="0012596b"/>
    </style:style>
    <style:style style:name="P2" style:family="paragraph" style:parent-style-name="Standard">
      <style:text-properties officeooo:rsid="0012596b" officeooo:paragraph-rsid="0072d012"/>
    </style:style>
    <style:style style:name="P3" style:family="paragraph" style:parent-style-name="Standard">
      <style:paragraph-properties fo:text-align="center" style:justify-single-word="false"/>
      <style:text-properties fo:font-variant="normal" fo:text-transform="none" style:font-name="Liberation Serif" fo:font-size="15pt" fo:letter-spacing="normal" fo:font-style="normal" fo:font-weight="normal" officeooo:paragraph-rsid="0012596b" style:font-size-asian="15pt" style:font-size-complex="15pt" fo:padding="0cm" fo:border="none"/>
    </style:style>
    <style:style style:name="P4" style:family="paragraph" style:parent-style-name="Standard">
      <style:text-properties style:font-name="Liberation Serif" fo:font-size="15pt" officeooo:rsid="0012596b" officeooo:paragraph-rsid="0012596b" style:font-size-asian="15pt" style:font-size-complex="15pt"/>
    </style:style>
    <style:style style:name="P5" style:family="paragraph" style:parent-style-name="Text_20_body">
      <style:text-properties officeooo:rsid="007fa48b" officeooo:paragraph-rsid="007fa48b"/>
    </style:style>
    <style:style style:name="P6" style:family="paragraph" style:parent-style-name="Text_20_body">
      <style:text-properties officeooo:rsid="008151e0" officeooo:paragraph-rsid="008151e0"/>
    </style:style>
    <style:style style:name="P7" style:family="paragraph" style:parent-style-name="Text_20_body">
      <style:text-properties officeooo:rsid="00819104" officeooo:paragraph-rsid="00819104"/>
    </style:style>
    <style:style style:name="P8" style:family="paragraph" style:parent-style-name="Text_20_body">
      <style:text-properties officeooo:rsid="0083c0ba" officeooo:paragraph-rsid="0082436b"/>
    </style:style>
    <style:style style:name="P9" style:family="paragraph" style:parent-style-name="Text_20_body">
      <style:text-properties officeooo:rsid="00856521" officeooo:paragraph-rsid="00856521"/>
    </style:style>
    <style:style style:name="P10" style:family="paragraph" style:parent-style-name="Text_20_body">
      <style:paragraph-properties fo:text-align="start" style:justify-single-word="false"/>
      <style:text-properties officeooo:rsid="00856521" officeooo:paragraph-rsid="00856521"/>
    </style:style>
    <style:style style:name="P11" style:family="paragraph" style:parent-style-name="Text_20_body">
      <style:paragraph-properties fo:text-align="start" style:justify-single-word="false"/>
      <style:text-properties officeooo:rsid="0085fcf4" officeooo:paragraph-rsid="0085fcf4"/>
    </style:style>
    <style:style style:name="P12" style:family="paragraph" style:parent-style-name="Text_20_body">
      <style:paragraph-properties fo:text-align="start" style:justify-single-word="false"/>
      <style:text-properties officeooo:rsid="0086d2c9" officeooo:paragraph-rsid="0086d2c9"/>
    </style:style>
    <style:style style:name="P13" style:family="paragraph" style:parent-style-name="Text_20_body">
      <style:paragraph-properties fo:text-align="start" style:justify-single-word="false"/>
      <style:text-properties officeooo:rsid="00870c4d" officeooo:paragraph-rsid="00870c4d"/>
    </style:style>
    <style:style style:name="P14" style:family="paragraph" style:parent-style-name="Title">
      <style:text-properties officeooo:rsid="007f4f79" officeooo:paragraph-rsid="007fa48b"/>
    </style:style>
    <style:style style:name="P15" style:family="paragraph" style:parent-style-name="Text_20_body" style:list-style-name="L1">
      <style:text-properties officeooo:rsid="007fa48b" officeooo:paragraph-rsid="007fa48b"/>
    </style:style>
    <style:style style:name="P16" style:family="paragraph" style:parent-style-name="Text_20_body" style:list-style-name="L2">
      <style:text-properties officeooo:rsid="007fa48b" officeooo:paragraph-rsid="007fa48b"/>
    </style:style>
    <style:style style:name="P17" style:family="paragraph" style:parent-style-name="Text_20_body" style:list-style-name="L3">
      <style:text-properties officeooo:rsid="007fa48b" officeooo:paragraph-rsid="007fa48b"/>
    </style:style>
    <style:style style:name="P18" style:family="paragraph" style:parent-style-name="Text_20_body" style:list-style-name="L4">
      <style:text-properties officeooo:rsid="008151e0" officeooo:paragraph-rsid="008151e0"/>
    </style:style>
    <style:style style:name="P19" style:family="paragraph" style:parent-style-name="Text_20_body" style:list-style-name="L5">
      <style:text-properties officeooo:rsid="0084e5bc" officeooo:paragraph-rsid="0084e5bc"/>
    </style:style>
    <style:style style:name="P20" style:family="paragraph" style:parent-style-name="Text_20_body" style:list-style-name="L6">
      <style:paragraph-properties fo:text-align="start" style:justify-single-word="false"/>
      <style:text-properties officeooo:rsid="0084e5bc" officeooo:paragraph-rsid="0084e5bc"/>
    </style:style>
    <style:style style:name="P21" style:family="paragraph" style:parent-style-name="Text_20_body">
      <style:text-properties officeooo:rsid="0084e5bc" officeooo:paragraph-rsid="0084e5bc"/>
    </style:style>
    <style:style style:name="P22" style:family="paragraph" style:parent-style-name="Text_20_body" style:list-style-name="L5">
      <style:text-properties officeooo:rsid="00856521" officeooo:paragraph-rsid="00856521"/>
    </style:style>
    <style:style style:name="P23" style:family="paragraph" style:parent-style-name="Text_20_body" style:list-style-name="L7">
      <style:paragraph-properties fo:text-align="start" style:justify-single-word="false"/>
      <style:text-properties officeooo:rsid="00856521" officeooo:paragraph-rsid="00856521"/>
    </style:style>
    <style:style style:name="P24" style:family="paragraph" style:parent-style-name="Text_20_body" style:list-style-name="L8">
      <style:paragraph-properties fo:text-align="start" style:justify-single-word="false"/>
      <style:text-properties officeooo:rsid="0085fcf4" officeooo:paragraph-rsid="0085fcf4"/>
    </style:style>
    <style:style style:name="P25" style:family="paragraph" style:parent-style-name="Text_20_body" style:list-style-name="L8">
      <style:paragraph-properties fo:text-align="start" style:justify-single-word="false"/>
      <style:text-properties officeooo:rsid="0086d2c9" officeooo:paragraph-rsid="0086d2c9"/>
    </style:style>
    <style:style style:name="P26" style:family="paragraph" style:parent-style-name="Text_20_body" style:list-style-name="L9">
      <style:paragraph-properties fo:text-align="start" style:justify-single-word="false"/>
      <style:text-properties officeooo:rsid="00870c4d" officeooo:paragraph-rsid="00870c4d"/>
    </style:style>
    <style:style style:name="P27" style:family="paragraph" style:parent-style-name="Text_20_body">
      <style:text-properties officeooo:rsid="008961c7" officeooo:paragraph-rsid="008961c7"/>
    </style:style>
    <style:style style:name="P28" style:family="paragraph" style:parent-style-name="Text_20_body">
      <style:text-properties style:font-name="Nimbus Mono" fo:font-weight="bold" officeooo:rsid="008b71b8" officeooo:paragraph-rsid="008b71b8" style:font-weight-asian="bold" style:font-weight-complex="bold"/>
    </style:style>
    <style:style style:name="P29" style:family="paragraph" style:parent-style-name="Text_20_body">
      <style:paragraph-properties fo:text-align="start" style:justify-single-word="false"/>
      <style:text-properties style:font-name="Liberation Serif" fo:font-size="12pt" officeooo:rsid="00870c4d" officeooo:paragraph-rsid="00870c4d" style:font-size-asian="12pt" style:font-size-complex="12pt"/>
    </style:style>
    <style:style style:name="P30" style:family="paragraph" style:parent-style-name="Preformatted_20_Text" style:list-style-name="L10">
      <style:text-properties style:font-name="Liberation Serif" fo:font-size="12pt" style:font-size-asian="12pt" style:font-size-complex="12pt"/>
    </style:style>
    <style:style style:name="P31" style:family="paragraph" style:parent-style-name="Preformatted_20_Text" style:list-style-name="L10">
      <style:text-properties style:font-name="Liberation Serif" fo:font-size="12pt" officeooo:rsid="008c80b6" officeooo:paragraph-rsid="008c80b6" style:font-size-asian="12pt" style:font-size-complex="12pt"/>
    </style:style>
    <style:style style:name="P32" style:family="paragraph" style:parent-style-name="Preformatted_20_Text" style:list-style-name="L10">
      <style:text-properties fo:font-size="12pt" officeooo:rsid="008c80b6" officeooo:paragraph-rsid="008c80b6" style:font-size-asian="12pt" style:font-size-complex="12pt"/>
    </style:style>
    <style:style style:name="P33" style:family="paragraph" style:parent-style-name="Preformatted_20_Text">
      <style:text-properties fo:font-size="12pt" officeooo:rsid="008c80b6" officeooo:paragraph-rsid="008c80b6" style:font-size-asian="12pt" style:font-size-complex="12pt"/>
    </style:style>
    <style:style style:name="P34" style:family="paragraph" style:list-style-name="L10">
      <style:text-properties style:font-name="Liberation Serif" fo:font-size="12pt" officeooo:rsid="008c80b6" officeooo:paragraph-rsid="008c80b6" style:font-size-asian="12pt" style:font-size-complex="12pt"/>
    </style:style>
    <style:style style:name="T1" style:family="text">
      <style:text-properties fo:font-size="14pt" officeooo:rsid="007fa48b" style:font-size-asian="14pt" style:font-size-complex="14pt"/>
    </style:style>
    <style:style style:name="T2" style:family="text">
      <style:text-properties officeooo:rsid="00819104"/>
    </style:style>
    <style:style style:name="T3" style:family="text">
      <style:text-properties officeooo:rsid="008c80b6"/>
    </style:style>
    <style:style style:name="T4"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equin Renaud</text:p>
      <text:p text:style-name="P1">Toussaint Etienne</text:p>
      <text:p text:style-name="P4"/>
      <text:p text:style-name="P3"/>
      <text:p text:style-name="P14">BaT-Vector</text:p>
      <text:h text:style-name="Heading_20_1" text:outline-level="1">Intro <text:span text:style-name="T1">:</text:span></text:h>
      <text:p text:style-name="P5"><text:tab/>L'interface est fortemment inspiré de Geogebra ainsi que l'ensemble des comportement du logiciel, bien sur le nombre de fonctionnalité fourni est réduit comparé a son grand frère.</text:p>
      <text:h text:style-name="Heading_20_1" text:outline-level="1">Modes :</text:h>
      <text:p text:style-name="P5">Les différentes <text:span text:style-name="T2">figures</text:span> sont regroupé par mode et sous-mode en voici une liste la plus exhaustive possible :`</text:p>
      <text:h text:style-name="Heading_20_3" text:outline-level="3">Points </text:h>
      <text:list xml:id="list1707686572515579426" text:style-name="L1">
        <text:list-item>
          <text:p text:style-name="P15">Points entre deux points</text:p>
        </text:list-item>
        <text:list-item>
          <text:p text:style-name="P15">Points allignés avec deux points</text:p>
        </text:list-item>
      </text:list>
      <text:h text:style-name="Heading_20_3" text:outline-level="3">Segment</text:h>
      <text:h text:style-name="Heading_20_3" text:outline-level="3">Polygone </text:h>
      <text:list xml:id="list2565244743026246842" text:style-name="L2">
        <text:list-item>
          <text:p text:style-name="P16">Carré</text:p>
        </text:list-item>
        <text:list-item>
          <text:p text:style-name="P16">Losange</text:p>
        </text:list-item>
        <text:list-item>
          <text:p text:style-name="P16">Rectangle </text:p>
        </text:list-item>
        <text:list-item>
          <text:p text:style-name="P16">Paralélogramme</text:p>
        </text:list-item>
        <text:list-item>
          <text:p text:style-name="P16">Triangle rectangle</text:p>
        </text:list-item>
        <text:list-item>
          <text:p text:style-name="P16">Triangle isocele</text:p>
        </text:list-item>
        <text:list-item>
          <text:p text:style-name="P16">Centre de Gravité</text:p>
        </text:list-item>
      </text:list>
      <text:h text:style-name="Heading_20_3" text:outline-level="3">Ellipse :</text:h>
      <text:list xml:id="list7075827564021202424" text:style-name="L3">
        <text:list-item>
          <text:p text:style-name="P17">Cercle</text:p>
        </text:list-item>
        <text:list-item>
          <text:p text:style-name="P17">Oval </text:p>
        </text:list-item>
        <text:list-item>
          <text:p text:style-name="P17">Arc de Cercle</text:p>
        </text:list-item>
      </text:list>
      <text:h text:style-name="Heading_20_3" text:outline-level="3"><text:soft-page-break/>Droite</text:h>
      <text:list xml:id="list1327754404138873682" text:style-name="L4">
        <text:list-item>
          <text:p text:style-name="P18">Droite paralele</text:p>
        </text:list-item>
        <text:list-item>
          <text:p text:style-name="P18">Droite perpendiculaire</text:p>
        </text:list-item>
        <text:list-item>
          <text:p text:style-name="P18">Intersection de Droite</text:p>
        </text:list-item>
      </text:list>
      <text:h text:style-name="Heading_20_3" text:outline-level="3">Courbe de Bezier</text:h>
      <text:p text:style-name="P6"/>
      <text:p text:style-name="P7">L'ensemble de ces figures étant constructible via la création de nouveau point, ou via l'utilisation de point déjà existant.</text:p>
      <text:p text:style-name="P8"/>
      <text:h text:style-name="Heading_20_3" text:outline-level="3">Select</text:h>
      <text:list xml:id="list6250213369830556495" text:style-name="L5">
        <text:list-item>
          <text:p text:style-name="P19">Scaling temporaire</text:p>
        </text:list-item>
        <text:list-item>
          <text:p text:style-name="P19">Rotate temporaire</text:p>
        </text:list-item>
        <text:list-item>
          <text:p text:style-name="P19">Choix couleur</text:p>
        </text:list-item>
        <text:list-item>
          <text:p text:style-name="P19">Deplacement figure</text:p>
        </text:list-item>
        <text:list-item>
          <text:p text:style-name="P22">Zoom asymétrique</text:p>
        </text:list-item>
      </text:list>
      <text:p text:style-name="P9">Dans ce mode le zoom ce fait sur l'origine du repère.</text:p>
      <text:h text:style-name="Heading_20_3" text:outline-level="3">Grab</text:h>
      <text:list xml:id="list9117934248731846285" text:style-name="L6">
        <text:list-item>
          <text:p text:style-name="P20">Deplacment de l'environement </text:p>
        </text:list-item>
        <text:list-item>
          <text:p text:style-name="P20">Deplacement de l'origine du repere.</text:p>
        </text:list-item>
      </text:list>
      <text:p text:style-name="P10">Dans ce mode le zoom ce fait sur la souris</text:p>
      <text:p text:style-name="P10"/>
      <text:p text:style-name="P10">Panel de gauche :</text:p>
      <text:list xml:id="list6619981578344664860" text:style-name="L7">
        <text:list-item>
          <text:p text:style-name="P23">Zoom sur la figure cliker: S</text:p>
        </text:list-item>
        <text:list-item>
          <text:p text:style-name="P23">Suppresion de la figure: X</text:p>
        </text:list-item>
        <text:list-item>
          <text:p text:style-name="P23">Selection de la figure : Nom</text:p>
        </text:list-item>
      </text:list>
      <text:p text:style-name="P11">Sauvegarde et chargement :</text:p>
      <text:p text:style-name="P11">Les figures supporté par la sauvegarde sont :</text:p>
      <text:list xml:id="list8313136091655723139" text:style-name="L8">
        <text:list-item>
          <text:p text:style-name="P24">Le points sous forme de rectangle (perte de typage)</text:p>
        </text:list-item>
        <text:list-item>
          <text:p text:style-name="P24"><text:soft-page-break/>Les polygone sous forme de polygone (perte de typage)</text:p>
        </text:list-item>
        <text:list-item>
          <text:p text:style-name="P25">Courbe de Bezier</text:p>
        </text:list-item>
        <text:list-item>
          <text:p text:style-name="P24">Les ellipse (pas les arcs de cercle)</text:p>
        </text:list-item>
        <text:list-item>
          <text:p text:style-name="P25">Les segments</text:p>
        </text:list-item>
        <text:list-item>
          <text:p text:style-name="P25">Les droites (Mauvaise compatibilité svg)</text:p>
        </text:list-item>
      </text:list>
      <text:p text:style-name="P12">Le choix a était fait de reussir a créer un fichier SVG compréhensible pour l'utilisateur, cependant certaine figure et lien entre elle imposé un stockage de donné supplémentaire donc nous exportant au format SVG amélioré. Mais ne respectons pas le norme SVG pour l'import.</text:p>
      <text:p text:style-name="P13">Le parser :</text:p>
      <text:p text:style-name="P13">Le parser fourni des moyens de creation pour l'ensemble de figure suivantes</text:p>
      <text:p text:style-name="P29"/>
      <text:list xml:id="list1400105612042118855" text:style-name="L10">
        <text:list-item>
          <text:p text:style-name="P30"><text:span text:style-name="T3">Point</text:span></text:p>
        </text:list-item>
        <text:list-item>
          <text:p text:style-name="P31">Segment</text:p>
        </text:list-item>
        <text:list-item>
          <text:p text:style-name="P31">Polygone</text:p>
        </text:list-item>
        <text:list-item>
          <text:p text:style-name="P31">Cercle</text:p>
        </text:list-item>
        <text:list-item>
          <text:p text:style-name="P31">Oval</text:p>
        </text:list-item>
        <text:list-item>
          <text:p text:style-name="P31">Arc de cercle</text:p>
        </text:list-item>
        <text:list-item>
          <text:p text:style-name="P31">Arc d'oval</text:p>
        </text:list-item>
        <text:list-item>
          <text:p text:style-name="P31">Droite</text:p>
        </text:list-item>
        <text:list-item>
          <text:p text:style-name="P31">Droite parallele</text:p>
        </text:list-item>
        <text:list-item>
          <text:p text:style-name="P31">Droite perpendiculaire</text:p>
        </text:list-item>
        <text:list-item>
          <text:p text:style-name="P31">Point d'intersection de deux droite</text:p>
        </text:list-item>
        <text:list-item>
          <text:p text:style-name="P32"><text:span text:style-name="T4">Centre de gravité d'un polygone</text:span></text:p>
        </text:list-item>
      </text:list>
      <text:p text:style-name="P33"/>
      <text:p text:style-name="P33"><text:span text:style-name="T4"/></text:p>
      <text:p text:style-name="P13">Un clique droit vous aidera dans la redaction des différentes commandes.</text:p>
      <text:p text:style-name="P13">N'hésitez pas a abuser de Tab pour l'autocomplétion.</text:p>
      <text:p text:style-name="P21"><text:s text:c="3"/></text:p>
      <text:p text:style-name="P27">Compilation :</text:p>
      <text:p text:style-name="P28">javac -cp <text:s/>"./jar/*" -sourcepath ./src/ <text:s/>./src/Main.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Source Code Pro" svg:font-family="'Source Code Pro'"/>
    <style:font-face style:name="Nimbus Mono" svg:font-family="'Nimbus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9cm" fo:margin-right="0.199cm" fo:margin-top="0.353cm" fo:margin-bottom="0.212cm" loext:contextual-spacing="false" fo:text-align="start" style:justify-single-word="true" fo:text-indent="-0.76cm" style:auto-text-indent="true" style:vertical-align="middl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ans_20_nom1" style:display-name="Sans nom1" style:family="paragraph" style:parent-style-name="Heading_20_1" style:default-outline-level="" style:list-style-name=""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4:07:45.528741019</meta:creation-date>
    <meta:generator>LibreOffice/4.3.5.2.0$Linux_X86_64 LibreOffice_project/430m0$Build-2</meta:generator>
    <dc:date>2015-01-08T16:17:15.204226780</dc:date>
    <meta:editing-duration>PT11H8M18S</meta:editing-duration>
    <meta:editing-cycles>129</meta:editing-cycles>
    <meta:document-statistic meta:table-count="0" meta:image-count="0" meta:object-count="0" meta:page-count="3" meta:paragraph-count="72" meta:word-count="379" meta:character-count="2142" meta:non-whitespace-character-count="1868"/>
  </office:meta>
</office:document-meta>
</file>